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ar-fleet/" text:style-name="Internet_20_link" text:visited-style-name="Visited_20_Internet_20_Link"><text:span text:style-name="T1">853. Car Fleet</text:span></text:a></text:p>
      <text:p text:style-name="P5">Medium</text:p>
      <text:p text:style-name="P5"/>
      <text:p text:style-name="P6"><text:span text:style-name="T1">There are </text:span><text:span text:style-name="Source_20_Text"><text:span text:style-name="T2">n</text:span></text:span><text:span text:style-name="T1"> cars going to the same destination along a one-lane road. The destination is </text:span><text:span text:style-name="Source_20_Text"><text:span text:style-name="T2">target</text:span></text:span><text:span text:style-name="T1"> miles away.</text:span></text:p>
      <text:p text:style-name="P6"><text:span text:style-name="T1">You are given two integer array </text:span><text:span text:style-name="Source_20_Text"><text:span text:style-name="T2">position</text:span></text:span><text:span text:style-name="T1"> and </text:span><text:span text:style-name="Source_20_Text"><text:span text:style-name="T2">speed</text:span></text:span><text:span text:style-name="T1">, both of length </text:span><text:span text:style-name="Source_20_Text"><text:span text:style-name="T2">n</text:span></text:span><text:span text:style-name="T1">, where </text:span><text:span text:style-name="Source_20_Text"><text:span text:style-name="T2">position[i]</text:span></text:span><text:span text:style-name="T1"> is the position of the </text:span><text:span text:style-name="Source_20_Text"><text:span text:style-name="T2">i</text:span></text:span><text:span text:style-name="Source_20_Text"><text:span text:style-name="T1">th</text:span></text:span><text:span text:style-name="T1"> car and </text:span><text:span text:style-name="Source_20_Text"><text:span text:style-name="T2">speed[i]</text:span></text:span><text:span text:style-name="T1"> is the speed of the </text:span><text:span text:style-name="Source_20_Text"><text:span text:style-name="T2">i</text:span></text:span><text:span text:style-name="Source_20_Text"><text:span text:style-name="T1">th</text:span></text:span><text:span text:style-name="T1"> car (in miles per hour).</text:span></text:p>
      <text:p text:style-name="P6"><text:span text:style-name="T1">A car can never pass another car ahead of it, but it can catch up to it and drive bumper to bumper </text:span><text:span text:style-name="Strong_20_Emphasis"><text:span text:style-name="T1">at the same speed</text:span></text:span><text:span text:style-name="T1">. The faster car will </text:span><text:span text:style-name="Strong_20_Emphasis"><text:span text:style-name="T1">slow down</text:span></text:span><text:span text:style-name="T1"> to match the slower car's speed. The distance between these two cars is ignored (i.e., they are assumed to have the same position).</text:span></text:p>
      <text:p text:style-name="P6"><text:span text:style-name="T1">A </text:span><text:span text:style-name="Strong_20_Emphasis"><text:span text:style-name="T1">car fleet</text:span></text:span><text:span text:style-name="T1"> is some non-empty set of cars driving at the same position and same speed. Note that a single car is also a car fleet.</text:span></text:p>
      <text:p text:style-name="P7">If a car catches up to a car fleet right at the destination point, it will still be considered as one car fleet.</text:p>
      <text:p text:style-name="P6"><text:span text:style-name="T1">Return </text:span><text:span text:style-name="Emphasis"><text:span text:style-name="T1">the </text:span></text:span><text:span text:style-name="Emphasis"><text:span text:style-name="Strong_20_Emphasis"><text:span text:style-name="T1">number of car fleets</text:span></text:span></text:span><text:span text:style-name="Emphasis"><text:span text:style-name="T1"> that will arrive at the destination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target = 12, position = [10,8,0,5,3], speed = [2,4,1,1,3]</text:span></text:p>
      <text:p text:style-name="P3"><text:span text:style-name="Strong_20_Emphasis"><text:span text:style-name="T1">Output:</text:span></text:span><text:span text:style-name="T1"> 3</text:span></text:p>
      <text:p text:style-name="P3"><text:span text:style-name="Strong_20_Emphasis"><text:span text:style-name="T1">Explanation:</text:span></text:span></text:p>
      <text:p text:style-name="P2">The cars starting at 10 (speed 2) and 8 (speed 4) become a fleet, meeting each other at 12.</text:p>
      <text:p text:style-name="P2">The car starting at 0 does not catch up to any other car, so it is a fleet by itself.</text:p>
      <text:p text:style-name="P2">The cars starting at 5 (speed 1) and 3 (speed 3) become a fleet, meeting each other at 6. The fleet moves at speed 1 until it reaches target.</text:p>
      <text:p text:style-name="P1">Note that no other cars meet these fleets before the destination, so the answer is 3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target = 10, position = [3], speed = [3]</text:span></text:p>
      <text:p text:style-name="P3"><text:span text:style-name="Strong_20_Emphasis"><text:span text:style-name="T1">Output:</text:span></text:span><text:span text:style-name="T1"> 1</text:span></text:p>
      <text:p text:style-name="P4"><text:span text:style-name="Strong_20_Emphasis"><text:span text:style-name="T1">Explanation:</text:span></text:span><text:span text:style-name="T1"> There is only one car, hence there is only one fleet.</text:span></text:p>
      <text:p text:style-name="P6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target = 100, position = [0,2,4], speed = [4,2,1]</text:span></text:p>
      <text:p text:style-name="P3"><text:span text:style-name="Strong_20_Emphasis"><text:span text:style-name="T1">Output:</text:span></text:span><text:span text:style-name="T1"> 1</text:span></text:p>
      <text:p text:style-name="P3"><text:span text:style-name="Strong_20_Emphasis"><text:span text:style-name="T1">Explanation:</text:span></text:span></text:p>
      <text:p text:style-name="P2">The cars starting at 0 (speed 4) and 2 (speed 2) become a fleet, meeting each other at 4. The fleet moves at speed 2.</text:p>
      <text:p text:style-name="P1">Then, the fleet (speed 2) and the car starting at 4 (speed 1) become one fleet, <text:soft-page-break/>meeting each other at 6. The fleet moves at speed 1 until it reaches target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7T17:02:36.814000000</dc:date>
    <meta:editing-duration>PT1M35S</meta:editing-duration>
    <meta:editing-cycles>1</meta:editing-cycles>
    <meta:document-statistic meta:table-count="0" meta:image-count="0" meta:object-count="0" meta:page-count="2" meta:paragraph-count="27" meta:word-count="371" meta:character-count="1886" meta:non-whitespace-character-count="1540"/>
    <meta:generator>LibreOffice/7.2.2.2$Windows_X86_64 LibreOffice_project/02b2acce88a210515b4a5bb2e46cbfb63fe97d56</meta:generator>
  </office:meta>
</office:document-meta>
</file>